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fa3" officeooo:paragraph-rsid="00065fa3"/>
    </style:style>
    <style:style style:name="P2" style:family="paragraph" style:parent-style-name="Standard">
      <style:text-properties officeooo:paragraph-rsid="00065fa3"/>
    </style:style>
    <style:style style:name="P3" style:family="paragraph" style:parent-style-name="Standard">
      <style:text-properties officeooo:rsid="0007b855" officeooo:paragraph-rsid="0007b855"/>
    </style:style>
    <style:style style:name="P4" style:family="paragraph" style:parent-style-name="Standard">
      <style:text-properties officeooo:rsid="0008b264" officeooo:paragraph-rsid="0008b264"/>
    </style:style>
    <style:style style:name="P5" style:family="paragraph" style:parent-style-name="Standard">
      <style:text-properties officeooo:rsid="0009a90b" officeooo:paragraph-rsid="0009a90b"/>
    </style:style>
    <style:style style:name="P6" style:family="paragraph" style:parent-style-name="Standard">
      <style:text-properties officeooo:rsid="000a528b" officeooo:paragraph-rsid="000a528b"/>
    </style:style>
    <style:style style:name="P7" style:family="paragraph" style:parent-style-name="Standard">
      <style:text-properties officeooo:rsid="000a528b" officeooo:paragraph-rsid="0007b855"/>
    </style:style>
    <style:style style:name="P8" style:family="paragraph" style:parent-style-name="Standard">
      <style:text-properties officeooo:rsid="000d2225" officeooo:paragraph-rsid="000d2225"/>
    </style:style>
    <style:style style:name="P9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065fa3" officeooo:paragraph-rsid="00065fa3"/>
    </style:style>
    <style:style style:name="P10" style:family="paragraph" style:parent-style-name="Standard">
      <style:text-properties officeooo:rsid="0011ac0d" officeooo:paragraph-rsid="0011ac0d"/>
    </style:style>
    <style:style style:name="P11" style:family="paragraph" style:parent-style-name="Standard">
      <style:text-properties officeooo:rsid="00065fa3" officeooo:paragraph-rsid="00065fa3"/>
    </style:style>
    <style:style style:name="P12" style:family="paragraph" style:parent-style-name="Standard">
      <style:text-properties officeooo:rsid="00065fa3" officeooo:paragraph-rsid="00135e5e"/>
    </style:style>
    <style:style style:name="P13" style:family="paragraph" style:parent-style-name="Standard">
      <style:text-properties officeooo:rsid="0012c6a5" officeooo:paragraph-rsid="0012c6a5"/>
    </style:style>
    <style:style style:name="P14" style:family="paragraph" style:parent-style-name="Standard">
      <style:text-properties officeooo:rsid="0012c6a5" officeooo:paragraph-rsid="00135e5e"/>
    </style:style>
    <style:style style:name="P15" style:family="paragraph" style:parent-style-name="Standard">
      <style:text-properties officeooo:rsid="000bb43b" officeooo:paragraph-rsid="000bb43b"/>
    </style:style>
    <style:style style:name="P16" style:family="paragraph" style:parent-style-name="Standard">
      <style:text-properties officeooo:rsid="000d2225" officeooo:paragraph-rsid="000d2225"/>
    </style:style>
    <style:style style:name="P17" style:family="paragraph" style:parent-style-name="Standard">
      <style:text-properties officeooo:rsid="00135e5e" officeooo:paragraph-rsid="00135e5e"/>
    </style:style>
    <style:style style:name="P18" style:family="paragraph" style:parent-style-name="Standard">
      <style:text-properties officeooo:rsid="00135e5e" officeooo:paragraph-rsid="00141a27"/>
    </style:style>
    <style:style style:name="P19" style:family="paragraph" style:parent-style-name="Standard">
      <style:text-properties officeooo:paragraph-rsid="0008b264"/>
    </style:style>
    <style:style style:name="P20" style:family="paragraph" style:parent-style-name="Standard">
      <style:text-properties officeooo:rsid="00141a27" officeooo:paragraph-rsid="00141a27"/>
    </style:style>
    <style:style style:name="P21" style:family="paragraph" style:parent-style-name="Standard">
      <style:text-properties officeooo:rsid="0008b264" officeooo:paragraph-rsid="0008b264"/>
    </style:style>
    <style:style style:name="P22" style:family="paragraph" style:parent-style-name="Standard">
      <style:text-properties officeooo:rsid="0009a90b" officeooo:paragraph-rsid="0009a90b"/>
    </style:style>
    <style:style style:name="P23" style:family="paragraph" style:parent-style-name="Standard">
      <style:text-properties officeooo:rsid="0015f37f" officeooo:paragraph-rsid="0015f37f"/>
    </style:style>
    <style:style style:name="P24" style:family="paragraph" style:parent-style-name="Standard">
      <style:text-properties officeooo:rsid="0016e352" officeooo:paragraph-rsid="0016e352"/>
    </style:style>
    <style:style style:name="T1" style:family="text">
      <style:text-properties officeooo:rsid="00065fa3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065fa3"/>
    </style:style>
    <style:style style:name="T4" style:family="text">
      <style:text-properties officeooo:rsid="0008b264"/>
    </style:style>
    <style:style style:name="T5" style:family="text">
      <style:text-properties officeooo:rsid="0009a90b"/>
    </style:style>
    <style:style style:name="T6" style:family="text">
      <style:text-properties officeooo:rsid="000a528b"/>
    </style:style>
    <style:style style:name="T7" style:family="text">
      <style:text-properties officeooo:rsid="000ec1fd"/>
    </style:style>
    <style:style style:name="T8" style:family="text">
      <style:text-properties officeooo:rsid="0012c6a5"/>
    </style:style>
    <style:style style:name="T9" style:family="text">
      <style:text-properties officeooo:rsid="00135e5e"/>
    </style:style>
    <style:style style:name="T10" style:family="text">
      <style:text-properties officeooo:rsid="00141a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gas Pseudocode Senin.</text:p>
      <text:p text:style-name="P1"/>
      <text:p text:style-name="P1">1.</text:p>
      <text:p text:style-name="P1"/>
      <text:p text:style-name="P24">Pseudocode :</text:p>
      <text:p text:style-name="P24"/>
      <text:p text:style-name="P2"><text:span text:style-name="T1">Store </text:span><text:span text:style-name="T3">“m” with 600</text:span></text:p>
      <text:p text:style-name="P9">Store “a” with 2</text:p>
      <text:p text:style-name="P2"><text:span text:style-name="T3">Store “</text:span><text:span text:style-name="T2">ΣF</text:span><text:span text:style-name="T3">” without any value</text:span></text:p>
      <text:p text:style-name="P9"/>
      <text:p text:style-name="P9">CALCULATE “m” times “a”</text:p>
      <text:p text:style-name="P2"><text:span text:style-name="T3">Set “</text:span><text:span text:style-name="T2">ΣF</text:span><text:span text:style-name="T3">” value with calculation result</text:span></text:p>
      <text:p text:style-name="P9"/>
      <text:p text:style-name="P2"><text:span text:style-name="T3">DISPLAY “</text:span><text:span text:style-name="T2">ΣF</text:span><text:span text:style-name="T3">”</text:span></text:p>
      <text:p text:style-name="P1"/>
      <text:p text:style-name="P1">2.</text:p>
      <text:p text:style-name="P13">Algoritma :</text:p>
      <text:p text:style-name="P13"/>
      <text:p text:style-name="P13">1. Deklrasikan variabel tahun.</text:p>
      <text:p text:style-name="P13">2. Menggunakan IF untuk menghitung jika variabel ‘tahun’ di bagi 4 masih ada sisanya atau tidak. Jika memenuhi syarat, masuk tahap selanjutnya.</text:p>
      <text:p text:style-name="P14">3. <text:span text:style-name="T9">Selanjutnya</text:span>i <text:span text:style-name="T9">tahun di</text:span>bagi 100 masih ada sisanya atau tidak. Jika memenuhi syarat <text:span text:style-name="T9">masuk ke tahap selanjutnya.</text:span></text:p>
      <text:p text:style-name="P14"><text:span text:style-name="T9">4. </text:span><text:s/><text:span text:style-name="T9">Selanjutnya</text:span> <text:span text:style-name="T9">tahun di</text:span>bagi <text:span text:style-name="T9">4</text:span>00 masih ada sisanya atau tidak.</text:p>
      <text:p text:style-name="P17">5. <text:s/>Deklarasi variabel remainder untuk menghitung hasil mod.</text:p>
      <text:p text:style-name="P17">6. Jika hasil mod = 0, maka akan di cetak “Tahun Kabisat”.</text:p>
      <text:p text:style-name="P17">7. Jika tidak maka akan dicetak “Bukan Tahun kabisat”.</text:p>
      <text:p text:style-name="P17"/>
      <text:p text:style-name="P13">Pseudocode :</text:p>
      <text:p text:style-name="P13"/>
      <text:p text:style-name="P3">S<text:span text:style-name="T6">TORE</text:span> “tahun” <text:span text:style-name="T6">with any value</text:span></text:p>
      <text:p text:style-name="P7"/>
      <text:p text:style-name="P6"><text:span text:style-name="T7">IF </text:span>CALCULATE “tahun” mod 4</text:p>
      <text:p text:style-name="P10">else <text:span text:style-name="T8">if</text:span></text:p>
      <text:p text:style-name="P15">CALCULATE “tahun” mod 100 </text:p>
      <text:p text:style-name="P10">else</text:p>
      <text:p text:style-name="P15">CALCULATE “tahun “mod 400</text:p>
      <text:p text:style-name="P15"/>
      <text:p text:style-name="P8">STORE “remainder” to the result of calculation</text:p>
      <text:p text:style-name="P8">IF “remainder” equals to 0</text:p>
      <text:p text:style-name="P8"><text:tab/>DISPLAY “Tahun Kabisat”</text:p>
      <text:p text:style-name="P8">ELSE </text:p>
      <text:p text:style-name="P8"><text:tab/>DISPLAY “Bukan Tahun Kabisat”</text:p>
      <text:p text:style-name="P1"/>
      <text:p text:style-name="P1"/>
      <text:p text:style-name="P12">3.</text:p>
      <text:p text:style-name="P17">Algoritma :</text:p>
      <text:p text:style-name="P17"/>
      <text:p text:style-name="P20">1. Deklarasi variabel pakaian adalah 0.</text:p>
      <text:p text:style-name="P20">2. menggunakan looping while dimana variabel pakaian dibawah dan sama dengan 20.</text:p>
      <text:p text:style-name="P20">3. Pakaian ditmbah 1.</text:p>
      <text:p text:style-name="P20">4. Jika pakaian sudah sampai 20.</text:p>
      <text:p text:style-name="P20"><text:soft-page-break/>5. Cetak “Mesin cuci menyala!”</text:p>
      <text:p text:style-name="P20"/>
      <text:p text:style-name="P12"><text:span text:style-name="T9">Pseudocode :</text:span></text:p>
      <text:p text:style-name="P12"><text:s/></text:p>
      <text:p text:style-name="P3">S<text:span text:style-name="T4">TORE</text:span> “pakaian” to <text:span text:style-name="T10">0</text:span></text:p>
      <text:p text:style-name="P3"/>
      <text:p text:style-name="P3">While “pakaian” &lt;<text:span text:style-name="T10">=</text:span> 2<text:span text:style-name="T5">0</text:span></text:p>
      <text:p text:style-name="P3">Add “pakaian” by 1</text:p>
      <text:p text:style-name="P3"/>
      <text:p text:style-name="P5">IF “pakaian” equals to 20</text:p>
      <text:p text:style-name="P3"/>
      <text:p text:style-name="P4">D<text:span text:style-name="T5">ISPLAY</text:span> “Mesin cuci menyala!”</text:p>
      <text:p text:style-name="P1"/>
      <text:p text:style-name="P1"/>
      <text:p text:style-name="P1">4.</text:p>
      <text:p text:style-name="P1"/>
      <text:p text:style-name="P18">Algoritma :</text:p>
      <text:p text:style-name="P18"/>
      <text:p text:style-name="P20">1. Deklarasi siswa_siswi adalah 0.</text:p>
      <text:p text:style-name="P20">2. Deklarasi variabel kuku panjang.</text:p>
      <text:p text:style-name="P20">3. menggunakan looping while dimana variabel siswa_siswi dibawah dan sama dengan 40.</text:p>
      <text:p text:style-name="P20">4. Siswa_siswi ditmbah 1.</text:p>
      <text:p text:style-name="P20">5. Jika siswa_siswi sudah sampai 40 dan ada yang kuku panjang.</text:p>
      <text:p text:style-name="P20">6. Cetak “HUKUMAN”</text:p>
      <text:p text:style-name="P23">7. Jika tidak ada yg panjang, cetak “MEMUJI”.</text:p>
      <text:p text:style-name="P20"/>
      <text:p text:style-name="P20">Pseudocode : </text:p>
      <text:p text:style-name="P20"/>
      <text:p text:style-name="P4">STORE “siswa_siswi” to <text:span text:style-name="T5">0</text:span></text:p>
      <text:p text:style-name="P5">STORE “kuku_panjang”</text:p>
      <text:p text:style-name="P1"/>
      <text:p text:style-name="P4">WHILE “siswa_siswi” &lt;40</text:p>
      <text:p text:style-name="P4">ADD “siswa_siswi” by 1</text:p>
      <text:p text:style-name="P4"/>
      <text:p text:style-name="P5">IF “siswa_siswi” equals to “kuku_panjang”</text:p>
      <text:p text:style-name="P4"/>
      <text:p text:style-name="P4"><text:tab/>DISPLAY “HUKUMAN”</text:p>
      <text:p text:style-name="P4">ELSE</text:p>
      <text:p text:style-name="P19"><text:span text:style-name="T4"><text:tab/>DISPLAY “MEMUJI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9:26:48.705828160</meta:creation-date>
    <dc:date>2019-02-03T10:23:45.313706120</dc:date>
    <meta:editing-duration>PT32M26S</meta:editing-duration>
    <meta:editing-cycles>5</meta:editing-cycles>
    <meta:generator>LibreOffice/6.1.2.1$Linux_X86_64 LibreOffice_project/10$Build-1</meta:generator>
    <meta:document-statistic meta:table-count="0" meta:image-count="0" meta:object-count="0" meta:page-count="2" meta:paragraph-count="62" meta:word-count="294" meta:character-count="1801" meta:non-whitespace-character-count="1558"/>
  </office:meta>
</office:document-meta>
</file>